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ZSongS-Extended" svg:font-family="FZSongS-Extended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4mm"/>
    </style:style>
    <style:style style:name="co3" style:family="table-column">
      <style:table-column-properties fo:break-before="auto" style:column-width="26.53mm"/>
    </style:style>
    <style:style style:name="co4" style:family="table-column">
      <style:table-column-properties fo:break-before="auto" style:column-width="25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8.84mm" svg:height="117.47mm" svg:x="104.52mm" svg:y="5.51mm">
            <draw:object draw:notify-on-update-of-ranges="Sheet1.B3:Sheet1.B32 Sheet1.C3:Sheet1.C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-15x15-5R</text:p>
          </table:table-cell>
          <table:table-cell office:value-type="string" calcext:value-type="string">
            <text:p>M-15x15-10R</text:p>
          </table:table-cell>
          <table:table-cell office:value-type="string" calcext:value-type="string">
            <text:p>M-35x35-5R</text:p>
          </table:table-cell>
          <table:table-cell office:value-type="string" calcext:value-type="string">
            <text:p>E-15x15-40R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ZSongS-Extended" svg:font-family="FZSongS-Extended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FZSongS-Extended" style:font-family-asian="FZSongS-Extended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22:48:35.528676515</meta:creation-date>
    <dc:date>2018-02-12T23:33:54.634502069</dc:date>
    <meta:editing-duration>PT33M26S</meta:editing-duration>
    <meta:editing-cycles>10</meta:editing-cycles>
    <meta:generator>LibreOffice/6.0.0.3$Linux_X86_64 LibreOffice_project/00m0$Build-3</meta:generator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step-center-x"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885cm" svg:height="11.748cm" xlink:href=".." xlink:type="simple" chart:class="chart:line" chart:style-name="ch1">
        <chart:plot-area chart:style-name="ch2" table:cell-range-address="Sheet1.B3:Sheet1.C32" chart:data-source-has-labels="column" svg:x="1.428cm" svg:y="0.234cm" svg:width="19.04cm" svg:height="10.299cm">
          <chartooo:coordinate-region svg:x="2.102cm" svg:y="0.433cm" svg:width="17.941cm" svg:height="9.453cm"/>
          <chart:axis chart:dimension="x" chart:name="primary-x" chart:style-name="ch3" chartooo:axis-type="auto">
            <chartooo:date-scale/>
            <chart:title svg:x="8.946cm" svg:y="10.767cm" chart:style-name="ch4">
              <text:p>rozmiar okna czasowego</text:p>
            </chart:title>
            <chart:categories table:cell-range-address="Sheet1.B3:Sheet1.B32"/>
            <chart:grid chart:style-name="ch5" chart:class="major"/>
          </chart:axis>
          <chart:axis chart:dimension="y" chart:name="primary-y" chart:style-name="ch6">
            <chart:title svg:x="0.451cm" svg:y="6.75cm" chart:style-name="ch7">
              <text:p>skuteczność [%]</text:p>
            </chart:title>
            <chart:grid chart:style-name="ch5" chart:class="major"/>
          </chart:axis>
          <chart:series chart:style-name="ch8" chart:values-cell-range-address="Sheet1.C3:Sheet1.C3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3:Sheet1.B32</svg:desc>
                </draw:g>
              </table:table-cell>
              <table:table-cell office:value-type="float" office:value="0">
                <text:p>0</text:p>
                <draw:g>
                  <svg:desc>Sheet1.C3:Sheet1.C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